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<text:span text:style-name="T1">force_brk ? curr_pc : curr_pc + </text:span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3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</text:p>
          </table:table-cell>
          <table:table-cell table:style-name="ce91" office:value-type="string" calcext:value-type="string">
            <text:p>16’(I_rd_data) + (curr_pc + 1) – {8’(I_rd_data[7]), 8’h00} <text:s/>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pc[15:8], curr_ad[7:0]}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(curr_ad[15:8] != curr_pc[15:8]) ? (curr_t + 1) : 0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curr_ad[7:0] + 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curr_ad[7:0] + 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16’(curr_y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curr_t + 1 + ((I_rd_data</text:span> != next_ad[15:8]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+ 16’(curr_y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t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I_rd_dat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nd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I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Z_bit]</text:p>
          </table:table-cell>
          <table:table-cell table:style-name="ce89"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Z_bit]</text:p>
          </table:table-cell>
          <table:table-cell table:style-name="ce89"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n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(is_soft_brk ? B_mask : 8’h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irq_p | curr_p[I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8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00-00-00</text:date>, <text:time style:data-style-name="N2" text:time-value="22:04:55.2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6T00:28:49.044000000</dc:date>
    <meta:editing-duration>P7DT8H8M29S</meta:editing-duration>
    <meta:editing-cycles>607</meta:editing-cycles>
    <meta:generator>LibreOffice/7.1.2.2$Windows_X86_64 LibreOffice_project/8a45595d069ef5570103caea1b71cc9d82b2aae4</meta:generator>
    <meta:document-statistic meta:table-count="3" meta:cell-count="419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